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oo="http://openoffice.org/2004/office" xmlns:table="urn:oasis:names:tc:opendocument:xmlns:table:1.0" xmlns:math="http://www.w3.org/1998/Math/MathML" xmlns:office="urn:oasis:names:tc:opendocument:xmlns:office:1.0" xmlns:text="urn:oasis:names:tc:opendocument:xmlns:text:1.0" xmlns:xlink="http://www.w3.org/1999/xlink" xmlns:of="urn:oasis:names:tc:opendocument:xmlns:of:1.2" xmlns:number="urn:oasis:names:tc:opendocument:xmlns:datastyle:1.0" xmlns:grddl="http://www.w3.org/2003/g/data-view#" xmlns:xhtml="http://www.w3.org/1999/xhtml" xmlns:meta="urn:oasis:names:tc:opendocument:xmlns:meta:1.0" xmlns:rpt="http://openoffice.org/2005/report" xmlns:chart="urn:oasis:names:tc:opendocument:xmlns:chart:1.0" xmlns:dc="http://purl.org/dc/elements/1.1/" xmlns:form="urn:oasis:names:tc:opendocument:xmlns:form:1.0" xmlns:oooc="http://openoffice.org/2004/calc" xmlns:xforms="http://www.w3.org/2002/xforms" xmlns:ooow="http://openoffice.org/2004/writer" xmlns:fo="urn:oasis:names:tc:opendocument:xmlns:xsl-fo-compatible:1.0" xmlns:dr3d="urn:oasis:names:tc:opendocument:xmlns:dr3d:1.0" xmlns:draw="urn:oasis:names:tc:opendocument:xmlns:drawing:1.0" xmlns:svg="urn:oasis:names:tc:opendocument:xmlns:svg-compatible:1.0" xmlns:dom="http://www.w3.org/2001/xml-events" xmlns:xsd="http://www.w3.org/2001/XMLSchema" xmlns:xsi="http://www.w3.org/2001/XMLSchema-instance" xmlns:script="urn:oasis:names:tc:opendocument:xmlns:script:1.0" xmlns:style="urn:oasis:names:tc:opendocument:xmlns:style:1.0" xmlns:field="urn:openoffice:names:experimental:ooo-ms-interop:xmlns:field:1.0" office:version="1.1">
  <office:scripts/>
  <office:font-face-decls>
    <style:font-face style:name="PodStarSymbol" svg:font-family="StarSymbol"/>
    <style:font-face svg:font-family="Tahoma" style:name="Tahoma2"/>
    <style:font-face svg:font-family="Tahoma" style:name="Tahoma" style:font-family-generic="swiss"/>
    <style:font-face style:font-pitch="variable" svg:font-family="'Lucida Sans Unicode'" style:name="Lucida Sans Unicode"/>
    <style:font-face style:font-pitch="variable" svg:font-family="Tahoma" style:name="Tahoma1"/>
    <style:font-face style:font-pitch="variable" svg:font-family="'Times New Roman'" style:name="Times New Roman" style:font-family-generic="roman"/>
    <style:font-face style:font-pitch="variable" svg:font-family="Arial" style:name="Arial" style:font-family-generic="swiss"/>
    <style:font-face style:font-pitch="variable" svg:font-family="Verdana" style:name="Verdana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family="table" style:name="Tableau1">
      <style:table-properties style:width="16.999cm" table:align="margins"/>
    </style:style>
    <style:style style:family="table-column" style:name="Tableau1.A">
      <style:table-column-properties style:rel-column-width="16384*" style:column-width="4.249cm"/>
    </style:style>
    <style:style style:family="table-column" style:name="Tableau1.C">
      <style:table-column-properties style:rel-column-width="32767*" style:column-width="8.498cm"/>
    </style:style>
    <style:style style:family="table-cell" style:name="Tableau1.A1">
      <style:table-cell-properties fo:border-bottom="0.002cm solid #000000" fo:padding="0.097cm" fo:border-right="none" fo:border-top="0.002cm solid #000000" fo:border-left="0.002cm solid #000000" fo:background-color="#e6e6e6">
        <style:background-image/>
      </style:table-cell-properties>
    </style:style>
    <style:style style:family="table-cell" style:name="Tableau1.C1">
      <style:table-cell-properties fo:border="0.002cm solid #000000" fo:padding="0.097cm" fo:background-color="#e6e6e6">
        <style:background-image/>
      </style:table-cell-properties>
    </style:style>
    <style:style style:family="table-cell" style:name="Tableau1.A2">
      <style:table-cell-properties fo:border-bottom="0.002cm solid #000000" fo:padding="0.097cm" fo:border-left="0.002cm solid #000000" fo:border-right="none" fo:border-top="none"/>
    </style:style>
    <style:style style:family="table-cell" style:name="Tableau1.C2">
      <style:table-cell-properties fo:border-bottom="0.002cm solid #000000" fo:padding="0.097cm" fo:border-left="0.002cm solid #000000" fo:border-right="0.002cm solid #000000" fo:border-top="none"/>
    </style:style>
    <style:style style:family="paragraph" style:name="P1" style:parent-style-name="Table_20_Heading">
      <style:text-properties style:font-name="Verdana" fo:font-style="normal" style:font-weight-complex="bold" style:font-weight-asian="bold" fo:font-size="10pt" fo:font-weight="bold" style:font-size-asian="10pt" style:font-style-asian="normal" style:font-style-complex="normal" style:font-size-complex="10pt"/>
    </style:style>
    <style:style style:family="paragraph" style:name="P2" style:parent-style-name="Table_20_Contents">
      <style:text-properties style:font-name="Verdana" fo:font-style="normal" style:font-weight-complex="normal" style:font-weight-asian="normal" fo:font-size="10pt" fo:font-weight="normal" style:font-size-asian="10pt" style:font-style-asian="normal" style:font-style-complex="normal" style:font-size-complex="10pt"/>
    </style:style>
    <style:style style:family="paragraph" style:name="P3" style:parent-style-name="Text_20_body">
      <style:text-properties fo:font-weight="bold" style:font-weight-complex="bold" style:font-weight-asian="bold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ext_20_body">Example on how to build table with defined fields and docgen command</text:p>
      <text:p text:style-name="Text_20_body">Splunk search command you can use for this sample :</text:p>
      <text:p text:style-name="P3">index=_internal source=*metrics.log splunk_server="*" | eval MB=kb/1024 | search group = per_sourcetype_thruput |stats sum(MB) as sumMB by series, group | sort -sumMB | docgen -tfile=TableFields.odt</text:p>
      <text:p text:style-name="Standard">By default (without -ofile parameter) results document could be found in splunk_home/etc/apps/odts_splunk/results folder</text:p>
      <text:p text:style-name="Standard"/>
      <table:table table:style-name="Tableau1" table:name="Tableau1">
        <table:table-column table:number-columns-repeated="2" table:style-name="Tableau1.A"/>
        <table:table-column table:style-name="Tableau1.C"/>
        <table:table-header-rows>
          <table:table-row>
            <table:table-cell table:style-name="Tableau1.A1" office:value-type="string">
              <text:p text:style-name="P1">series</text:p>
            </table:table-cell>
            <table:table-cell table:style-name="Tableau1.A1" office:value-type="string">
              <text:p text:style-name="P1">group</text:p>
            </table:table-cell>
            <table:table-cell table:style-name="Tableau1.C1" office:value-type="string">
              <text:p text:style-name="P1">sumMB</text:p>
            </table:table-cell>
          </table:table-row>
        </table:table-header-rows>
        <table:table-row>
          <table:table-cell table:style-name="Tableau1.A2" office:value-type="string">
            <text:p text:style-name="P2">wmi:localprocesses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14.018156164</text:p>
          </table:table-cell>
        </table:table-row>
        <table:table-row>
          <table:table-cell table:style-name="Tableau1.A2" office:value-type="string">
            <text:p text:style-name="P2">splunkd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9.330857266</text:p>
          </table:table-cell>
        </table:table-row>
        <table:table-row>
          <table:table-cell table:style-name="Tableau1.A2" office:value-type="string">
            <text:p text:style-name="P2">wmi:localnetwork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2.887491276</text:p>
          </table:table-cell>
        </table:table-row>
        <table:table-row>
          <table:table-cell table:style-name="Tableau1.A2" office:value-type="string">
            <text:p text:style-name="P2">audittrail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1.249674805</text:p>
          </table:table-cell>
        </table:table-row>
        <table:table-row>
          <table:table-cell table:style-name="Tableau1.A2" office:value-type="string">
            <text:p text:style-name="P2">wmi:localphysicaldisk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1.053038619</text:p>
          </table:table-cell>
        </table:table-row>
        <table:table-row>
          <table:table-cell table:style-name="Tableau1.A2" office:value-type="string">
            <text:p text:style-name="P2">wmi:memory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503909314</text:p>
          </table:table-cell>
        </table:table-row>
        <table:table-row>
          <table:table-cell table:style-name="Tableau1.A2" office:value-type="string">
            <text:p text:style-name="P2">wmi:cputime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502029504</text:p>
          </table:table-cell>
        </table:table-row>
        <table:table-row>
          <table:table-cell table:style-name="Tableau1.A2" office:value-type="string">
            <text:p text:style-name="P2">splunkd_access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4593448645</text:p>
          </table:table-cell>
        </table:table-row>
        <table:table-row>
          <table:table-cell table:style-name="Tableau1.A2" office:value-type="string">
            <text:p text:style-name="P2">scheduler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406785024</text:p>
          </table:table-cell>
        </table:table-row>
        <table:table-row>
          <table:table-cell table:style-name="Tableau1.A2" office:value-type="string">
            <text:p text:style-name="P2">stash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315578484</text:p>
          </table:table-cell>
        </table:table-row>
        <table:table-row>
          <table:table-cell table:style-name="Tableau1.A2" office:value-type="string">
            <text:p text:style-name="P2">wineventlog:application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117578507</text:p>
          </table:table-cell>
        </table:table-row>
        <table:table-row>
          <table:table-cell table:style-name="Tableau1.A2" office:value-type="string">
            <text:p text:style-name="P2">wmi:freediskspace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0760230232</text:p>
          </table:table-cell>
        </table:table-row>
        <table:table-row>
          <table:table-cell table:style-name="Tableau1.A2" office:value-type="string">
            <text:p text:style-name="P2">splunk_web_access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0348377346</text:p>
          </table:table-cell>
        </table:table-row>
        <table:table-row>
          <table:table-cell table:style-name="Tableau1.A2" office:value-type="string">
            <text:p text:style-name="P2">wineventlog:security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030265808</text:p>
          </table:table-cell>
        </table:table-row>
        <table:table-row>
          <table:table-cell table:style-name="Tableau1.A2" office:value-type="string">
            <text:p text:style-name="P2">wineventlog:system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025074002</text:p>
          </table:table-cell>
        </table:table-row>
        <table:table-row>
          <table:table-cell table:style-name="Tableau1.A2" office:value-type="string">
            <text:p text:style-name="P2">windowsupdatelog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010153770</text:p>
          </table:table-cell>
        </table:table-row>
        <table:table-row>
          <table:table-cell table:style-name="Tableau1.A2" office:value-type="string">
            <text:p text:style-name="P2">splunk_web_service</text:p>
          </table:table-cell>
          <table:table-cell table:style-name="Tableau1.A2" office:value-type="string">
            <text:p text:style-name="P2">per_sourcetype_thruput</text:p>
          </table:table-cell>
          <table:table-cell table:style-name="Tableau1.C2" office:value-type="string">
            <text:p text:style-name="P2">0.008295060</text:p>
          </table:table-cell>
        </table:table-row>
      </table:table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oo="http://openoffice.org/2004/office" xmlns:table="urn:oasis:names:tc:opendocument:xmlns:table:1.0" xmlns:math="http://www.w3.org/1998/Math/MathML" xmlns:office="urn:oasis:names:tc:opendocument:xmlns:office:1.0" xmlns:text="urn:oasis:names:tc:opendocument:xmlns:text:1.0" xmlns:xlink="http://www.w3.org/1999/xlink" xmlns:of="urn:oasis:names:tc:opendocument:xmlns:of:1.2" xmlns:number="urn:oasis:names:tc:opendocument:xmlns:datastyle:1.0" xmlns:grddl="http://www.w3.org/2003/g/data-view#" xmlns:xhtml="http://www.w3.org/1999/xhtml" xmlns:meta="urn:oasis:names:tc:opendocument:xmlns:meta:1.0" xmlns:rpt="http://openoffice.org/2005/report" xmlns:chart="urn:oasis:names:tc:opendocument:xmlns:chart:1.0" xmlns:dc="http://purl.org/dc/elements/1.1/" xmlns:form="urn:oasis:names:tc:opendocument:xmlns:form:1.0" xmlns:oooc="http://openoffice.org/2004/calc" xmlns:ooow="http://openoffice.org/2004/writer" xmlns:fo="urn:oasis:names:tc:opendocument:xmlns:xsl-fo-compatible:1.0" xmlns:dr3d="urn:oasis:names:tc:opendocument:xmlns:dr3d:1.0" xmlns:draw="urn:oasis:names:tc:opendocument:xmlns:drawing:1.0" xmlns:svg="urn:oasis:names:tc:opendocument:xmlns:svg-compatible:1.0" xmlns:dom="http://www.w3.org/2001/xml-events" xmlns:script="urn:oasis:names:tc:opendocument:xmlns:script:1.0" xmlns:style="urn:oasis:names:tc:opendocument:xmlns:style:1.0" office:version="1.1">
  <office:font-face-decls>
    <style:font-face style:name="PodStarSymbol" svg:font-family="StarSymbol"/>
    <style:font-face svg:font-family="Tahoma" style:name="Tahoma2"/>
    <style:font-face svg:font-family="Tahoma" style:name="Tahoma" style:font-family-generic="swiss"/>
    <style:font-face style:font-pitch="variable" svg:font-family="'Lucida Sans Unicode'" style:name="Lucida Sans Unicode"/>
    <style:font-face style:font-pitch="variable" svg:font-family="Tahoma" style:name="Tahoma1"/>
    <style:font-face style:font-pitch="variable" svg:font-family="'Times New Roman'" style:name="Times New Roman" style:font-family-generic="roman"/>
    <style:font-face style:font-pitch="variable" svg:font-family="Arial" style:name="Arial" style:font-family-generic="swiss"/>
    <style:font-face style:font-pitch="variable" svg:font-family="Verdana" style:name="Verdana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fo:wrap-option="no-wrap" draw:end-line-spacing-horizontal="0.283cm" draw:start-line-spacing-horizontal="0.283cm" draw:shadow-offset-x="0.3cm" draw:start-line-spacing-vertical="0.283cm" draw:shadow-offset-y="0.3cm" draw:end-line-spacing-vertical="0.283cm" style:flow-with-text="false"/>
      <style:paragraph-properties style:font-independent-line-spacing="false" style:line-break="strict" style:writing-mode="lr-tb" style:text-autospace="ideograph-alpha">
        <style:tab-stops/>
      </style:paragraph-properties>
      <style:text-properties style:language-complex="zxx" style:language-asian="zxx" fo:country="BE" fo:language="fr" fo:font-size="12pt" style:country-complex="none" style:use-window-font-color="true" style:font-size-asian="12pt" style:country-asian="none" style:font-size-complex="12pt"/>
    </style:default-style>
    <style:default-style style:family="paragraph">
      <style:paragraph-properties style:punctuation-wrap="hanging" style:text-autospace="ideograph-alpha" fo:hyphenation-ladder-count="no-limit" style:line-break="strict" style:tab-stop-distance="1.251cm" style:writing-mode="page"/>
      <style:text-properties style:font-name="Times New Roman" style:language-asian="zxx" style:font-name-asian="Lucida Sans Unicode" fo:hyphenation-remain-char-count="2" fo:country="BE" fo:hyphenate="false" style:font-name-complex="Tahoma1" fo:language="fr" fo:font-size="12pt" style:country-complex="none" style:use-window-font-color="true" style:font-size-asian="12pt" style:country-asian="none" style:language-complex="zxx" fo:hyphenation-push-char-count="2" style:font-size-complex="12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top="0cm" fo:margin-bottom="0.212cm"/>
    </style:style>
    <style:style style:next-style-name="Text_20_body" style:family="paragraph" style:class="text" style:name="Heading" style:parent-style-name="Standard">
      <style:paragraph-properties fo:keep-with-next="always" fo:margin-top="0.423cm" fo:margin-bottom="0.212cm"/>
      <style:text-properties style:font-name="Arial" style:font-name-complex="Tahoma1" style:font-name-asian="Lucida Sans Unicode" style:font-size-complex="14pt" style:font-size-asian="14pt" fo:font-size="14pt"/>
    </style:style>
    <style:style style:class="text" style:default-outline-level="1" style:name="Heading_20_1" style:parent-style-name="Heading" style:display-name="Heading 1" style:next-style-name="Text_20_body" style:family="paragraph">
      <style:text-properties fo:font-weight="bold" style:font-weight-complex="bold" style:font-weight-asian="bold" fo:font-size="115%" style:font-size-asian="115%" style:font-size-complex="115%"/>
    </style:style>
    <style:style style:class="text" style:default-outline-level="2" style:name="Heading_20_2" style:parent-style-name="Heading" style:display-name="Heading 2" style:next-style-name="Text_20_body" style:family="paragraph">
      <style:text-properties fo:font-style="italic" fo:font-weight="bold" style:font-weight-complex="bold" style:font-weight-asian="bold" fo:font-size="14pt" style:font-size-asian="14pt" style:font-style-asian="italic" style:font-style-complex="italic" style:font-size-complex="14pt"/>
    </style:style>
    <style:style style:class="text" style:default-outline-level="3" style:name="Heading_20_3" style:parent-style-name="Heading" style:display-name="Heading 3" style:next-style-name="Text_20_body" style:family="paragraph">
      <style:text-properties fo:font-weight="bold" style:font-weight-complex="bold" style:font-weight-asian="bold" fo:font-size="14pt" style:font-size-asian="14pt" style:font-size-complex="14pt"/>
    </style:style>
    <style:style style:class="list" style:family="paragraph" style:name="List" style:parent-style-name="Text_20_body">
      <style:text-properties style:font-name-complex="Tahoma2"/>
    </style:style>
    <style:style style:class="extra" style:display-name="Table Contents" style:family="paragraph" style:name="Table_20_Contents" style:parent-style-name="Standard">
      <style:paragraph-properties text:number-lines="false" text:line-number="0"/>
    </style:style>
    <style:style style:class="extra" style:display-name="Table Heading" style:family="paragraph" style:name="Table_20_Heading" style:parent-style-name="Table_20_Contents">
      <style:paragraph-properties style:justify-single-word="false" text:number-lines="false" text:line-number="0" fo:text-align="center"/>
      <style:text-properties fo:font-style="italic" fo:font-weight="bold" style:font-weight-complex="bold" style:font-weight-asian="bold" style:font-style-asian="italic" style:font-style-complex="italic"/>
    </style:style>
    <style:style style:class="extra" style:family="paragraph" style:name="Caption" style:parent-style-name="Standard">
      <style:paragraph-properties text:number-lines="false" fo:margin-top="0.212cm" fo:margin-bottom="0.212cm" text:line-number="0"/>
      <style:text-properties fo:font-style="italic" style:font-name-complex="Tahoma2" fo:font-size="12pt" style:font-size-asian="12pt" style:font-style-asian="italic" style:font-style-complex="italic" style:font-size-complex="12pt"/>
    </style:style>
    <style:style style:class="index" style:family="paragraph" style:name="Index" style:parent-style-name="Standard">
      <style:paragraph-properties text:number-lines="false" text:line-number="0"/>
      <style:text-properties style:font-name-complex="Tahoma2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text:footnotes-position="page" text:note-class="footnote" text:start-value="0" style:num-format="1" text:start-numbering-at="document"/>
    <text:notes-configuration text:note-class="endnote" text:start-value="0" style:num-format="i"/>
    <text:linenumbering-configuration text:offset="0.499cm" text:number-lines="false" text:number-position="left" text:increment="5" style:num-format="1"/>
  </office:styles>
  <office:automatic-styles>
    <style:page-layout style:name="Mpm1">
      <style:page-layout-properties style:num-format="1" fo:page-height="29.699cm" style:footnote-max-height="0cm" style:print-orientation="portrait" fo:margin-left="2cm" fo:margin-right="2cm" fo:margin-top="2cm" fo:margin-bottom="2cm" style:writing-mode="lr-tb" fo:page-width="20.999cm">
        <style:footnote-sep style:rel-width="25%" style:adjustment="left" style:color="#000000" style:distance-before-sep="0.101cm" style:distance-after-sep="0.101cm" style:width="0.018cm"/>
      </style:page-layout-properties>
      <style:header-style/>
      <style:footer-style/>
    </style:page-layout>
  </office:automatic-styles>
  <office:master-styles>
    <style:master-page style:page-layout-name="Mpm1" style: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0-30T14:07:44.70</dc:date>
    <dc:language>fr-BE</dc:language>
    <meta:editing-cycles>22</meta:editing-cycles>
    <meta:editing-duration>PT1H21M40S</meta:editing-duration>
    <meta:document-statistic meta:table-count="1" meta:image-count="0" meta:object-count="0" meta:page-count="1" meta:paragraph-count="10" meta:word-count="66" meta:character-count="497"/>
    <meta:user-defined meta:name="Info 1"/>
    <meta:user-defined meta:name="Info 2"/>
    <meta:user-defined meta:name="Info 3"/>
    <meta:user-defined meta:name="Info 4"/>
  </office:meta>
</office:document-meta>
</file>